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73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0.4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mm"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cale factor</text:p>
          </table:table-cell>
          <table:table-cell office:value-type="string" calcext:value-type="string">
            <text:p>Average 1/R </text:p>
            <text:p>10 354 126.96 0.007876496534342 108.71 0.00919878576028 24.07 4.51641046946406 0.008537641147311</text:p>
            <text:p>9 328.6 98.36 0.010166734444896 98.44 0.010158472165786   0.010162603305341</text:p>
            <text:p>8 303.2 94.9 0.010537407797682 86.81 0.011519410206198   0.01102840900194</text:p>
            <text:p>7 277.8 76.05 0.013149243918475 81.7 0.012239902080783   0.012694572999629</text:p>
            <text:p>6 252.4 66.08 0.015133171912833 68.63 0.014570887367041   0.014852029639937</text:p>
            <text:p>5 227 56.18 0.017799928800285 60.53 0.016520733520568   0.017160331160427</text:p>
            <text:p>4 201.6 52.73 0.018964536317087 51.67 0.019353590090962   0.019159063204025</text:p>
            <text:p>3 176.2 49.95 0.02002002002002 49.48 0.020210185933711   0.020115102976865</text:p>
            <text:p>2 150.8 47.08 0.02124044180119 46.85 0.021344717182497   0.021292579491843</text:p>
            <text:p>1 125.4 71.8 0.013927576601671 62.61 0.015971889474525   0.014949733038098</text:p>
            <text:p>0.5 112.7 268 0.003731343283582 277.8 0.003599712023038   0.00366552765331</text:p>
            <text:p>20 608   325.9 0.003068425897515 58.01 5.61799689708671 0.003068425897515</text:p>
            <text:p>30 862   493.241606530026 0.002027403987744 97.34  0.002027403987744</text:p>
            <text:p>40 1116   798.084580115873 0.001253000026457 157.5 5.06720368327539 0.001253000026457</text:p>
            <text:p>50 1370   1072.7270197494 0.000932203609669 211.7  0.000932203609669</text:p>
            <text:p>60 1624   1471.00922925484 0.000679805388105 290.3  0.000679805388105</text:p>
            <text:p>70 1878   1883.47960907346 0.0005309322146 371.7  0.0005309322146</text:p>
            <text:p>80 2132   2090.72823971942 0.000478302239862 412.6  0.000478302239862</text:p>
            <text:p>90 2386   275.199832038686 0.003633723147983 54.31  0.003633723147983</text:p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4" calcext:value-type="float">
            <text:p>354</text:p>
          </table:table-cell>
          <table:table-cell office:value-type="float" office:value="126.96" calcext:value-type="float">
            <text:p>126.96</text:p>
          </table:table-cell>
          <table:table-cell office:value-type="float" office:value="0.007876496534342" calcext:value-type="float">
            <text:p>0.007876496534342</text:p>
          </table:table-cell>
          <table:table-cell office:value-type="float" office:value="108.71" calcext:value-type="float">
            <text:p>108.71</text:p>
          </table:table-cell>
          <table:table-cell office:value-type="float" office:value="0.00919878576028" calcext:value-type="float">
            <text:p>0.00919878576028</text:p>
          </table:table-cell>
          <table:table-cell office:value-type="float" office:value="24.07" calcext:value-type="float">
            <text:p>24.07</text:p>
          </table:table-cell>
          <table:table-cell office:value-type="float" office:value="4.51641046946406" calcext:value-type="float">
            <text:p>4.51641046946406</text:p>
          </table:table-cell>
          <table:table-cell office:value-type="float" office:value="0.008537641147311" calcext:value-type="float">
            <text:p>0.0085376411473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8.6" calcext:value-type="float">
            <text:p>328.6</text:p>
          </table:table-cell>
          <table:table-cell office:value-type="float" office:value="98.36" calcext:value-type="float">
            <text:p>98.36</text:p>
          </table:table-cell>
          <table:table-cell office:value-type="float" office:value="0.010166734444896" calcext:value-type="float">
            <text:p>0.010166734444896</text:p>
          </table:table-cell>
          <table:table-cell office:value-type="float" office:value="98.44" calcext:value-type="float">
            <text:p>98.44</text:p>
          </table:table-cell>
          <table:table-cell office:value-type="float" office:value="0.010158472165786" calcext:value-type="float">
            <text:p>0.010158472165786</text:p>
          </table:table-cell>
          <table:table-cell table:number-columns-repeated="2"/>
          <table:table-cell office:value-type="float" office:value="0.010162603305341" calcext:value-type="float">
            <text:p>0.010162603305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3.2" calcext:value-type="float">
            <text:p>303.2</text:p>
          </table:table-cell>
          <table:table-cell office:value-type="float" office:value="94.9" calcext:value-type="float">
            <text:p>94.9</text:p>
          </table:table-cell>
          <table:table-cell office:value-type="float" office:value="0.010537407797682" calcext:value-type="float">
            <text:p>0.010537407797682</text:p>
          </table:table-cell>
          <table:table-cell office:value-type="float" office:value="86.81" calcext:value-type="float">
            <text:p>86.81</text:p>
          </table:table-cell>
          <table:table-cell office:value-type="float" office:value="0.011519410206198" calcext:value-type="float">
            <text:p>0.011519410206198</text:p>
          </table:table-cell>
          <table:table-cell table:number-columns-repeated="2"/>
          <table:table-cell office:value-type="float" office:value="0.01102840900194" calcext:value-type="float">
            <text:p>0.01102840900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7.8" calcext:value-type="float">
            <text:p>277.8</text:p>
          </table:table-cell>
          <table:table-cell office:value-type="float" office:value="76.05" calcext:value-type="float">
            <text:p>76.05</text:p>
          </table:table-cell>
          <table:table-cell office:value-type="float" office:value="0.013149243918475" calcext:value-type="float">
            <text:p>0.013149243918475</text:p>
          </table:table-cell>
          <table:table-cell office:value-type="float" office:value="81.7" calcext:value-type="float">
            <text:p>81.7</text:p>
          </table:table-cell>
          <table:table-cell office:value-type="float" office:value="0.012239902080783" calcext:value-type="float">
            <text:p>0.012239902080783</text:p>
          </table:table-cell>
          <table:table-cell table:number-columns-repeated="2"/>
          <table:table-cell office:value-type="float" office:value="0.012694572999629" calcext:value-type="float">
            <text:p>0.0126945729996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.4" calcext:value-type="float">
            <text:p>252.4</text:p>
          </table:table-cell>
          <table:table-cell office:value-type="float" office:value="66.08" calcext:value-type="float">
            <text:p>66.08</text:p>
          </table:table-cell>
          <table:table-cell office:value-type="float" office:value="0.015133171912833" calcext:value-type="float">
            <text:p>0.015133171912833</text:p>
          </table:table-cell>
          <table:table-cell office:value-type="float" office:value="68.63" calcext:value-type="float">
            <text:p>68.63</text:p>
          </table:table-cell>
          <table:table-cell office:value-type="float" office:value="0.014570887367041" calcext:value-type="float">
            <text:p>0.014570887367041</text:p>
          </table:table-cell>
          <table:table-cell table:number-columns-repeated="2"/>
          <table:table-cell office:value-type="float" office:value="0.014852029639937" calcext:value-type="float">
            <text:p>0.0148520296399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7" calcext:value-type="float">
            <text:p>227</text:p>
          </table:table-cell>
          <table:table-cell office:value-type="float" office:value="56.18" calcext:value-type="float">
            <text:p>56.18</text:p>
          </table:table-cell>
          <table:table-cell office:value-type="float" office:value="0.017799928800285" calcext:value-type="float">
            <text:p>0.017799928800285</text:p>
          </table:table-cell>
          <table:table-cell office:value-type="float" office:value="60.53" calcext:value-type="float">
            <text:p>60.53</text:p>
          </table:table-cell>
          <table:table-cell office:value-type="float" office:value="0.016520733520568" calcext:value-type="float">
            <text:p>0.016520733520568</text:p>
          </table:table-cell>
          <table:table-cell table:number-columns-repeated="2"/>
          <table:table-cell office:value-type="float" office:value="0.017160331160427" calcext:value-type="float">
            <text:p>0.0171603311604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.6" calcext:value-type="float">
            <text:p>201.6</text:p>
          </table:table-cell>
          <table:table-cell office:value-type="float" office:value="52.73" calcext:value-type="float">
            <text:p>52.73</text:p>
          </table:table-cell>
          <table:table-cell office:value-type="float" office:value="0.018964536317087" calcext:value-type="float">
            <text:p>0.018964536317087</text:p>
          </table:table-cell>
          <table:table-cell office:value-type="float" office:value="51.67" calcext:value-type="float">
            <text:p>51.67</text:p>
          </table:table-cell>
          <table:table-cell office:value-type="float" office:value="0.019353590090962" calcext:value-type="float">
            <text:p>0.019353590090962</text:p>
          </table:table-cell>
          <table:table-cell table:number-columns-repeated="2"/>
          <table:table-cell office:value-type="float" office:value="0.019159063204025" calcext:value-type="float">
            <text:p>0.0191590632040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6.2" calcext:value-type="float">
            <text:p>176.2</text:p>
          </table:table-cell>
          <table:table-cell office:value-type="float" office:value="49.95" calcext:value-type="float">
            <text:p>49.95</text:p>
          </table:table-cell>
          <table:table-cell office:value-type="float" office:value="0.02002002002002" calcext:value-type="float">
            <text:p>0.02002002002002</text:p>
          </table:table-cell>
          <table:table-cell office:value-type="float" office:value="49.48" calcext:value-type="float">
            <text:p>49.48</text:p>
          </table:table-cell>
          <table:table-cell office:value-type="float" office:value="0.020210185933711" calcext:value-type="float">
            <text:p>0.020210185933711</text:p>
          </table:table-cell>
          <table:table-cell table:number-columns-repeated="2"/>
          <table:table-cell office:value-type="float" office:value="0.020115102976865" calcext:value-type="float">
            <text:p>0.0201151029768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.8" calcext:value-type="float">
            <text:p>150.8</text:p>
          </table:table-cell>
          <table:table-cell office:value-type="float" office:value="47.08" calcext:value-type="float">
            <text:p>47.08</text:p>
          </table:table-cell>
          <table:table-cell office:value-type="float" office:value="0.02124044180119" calcext:value-type="float">
            <text:p>0.02124044180119</text:p>
          </table:table-cell>
          <table:table-cell office:value-type="float" office:value="46.85" calcext:value-type="float">
            <text:p>46.85</text:p>
          </table:table-cell>
          <table:table-cell office:value-type="float" office:value="0.021344717182497" calcext:value-type="float">
            <text:p>0.021344717182497</text:p>
          </table:table-cell>
          <table:table-cell table:number-columns-repeated="2"/>
          <table:table-cell office:value-type="float" office:value="0.021292579491843" calcext:value-type="float">
            <text:p>0.0212925794918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.4" calcext:value-type="float">
            <text:p>125.4</text:p>
          </table:table-cell>
          <table:table-cell office:value-type="float" office:value="71.8" calcext:value-type="float">
            <text:p>71.8</text:p>
          </table:table-cell>
          <table:table-cell office:value-type="float" office:value="0.013927576601671" calcext:value-type="float">
            <text:p>0.013927576601671</text:p>
          </table:table-cell>
          <table:table-cell office:value-type="float" office:value="62.61" calcext:value-type="float">
            <text:p>62.61</text:p>
          </table:table-cell>
          <table:table-cell office:value-type="float" office:value="0.015971889474525" calcext:value-type="float">
            <text:p>0.015971889474525</text:p>
          </table:table-cell>
          <table:table-cell table:number-columns-repeated="2"/>
          <table:table-cell office:value-type="float" office:value="0.014949733038098" calcext:value-type="float">
            <text:p>0.01494973303809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2.7" calcext:value-type="float">
            <text:p>112.7</text:p>
          </table:table-cell>
          <table:table-cell office:value-type="float" office:value="268" calcext:value-type="float">
            <text:p>268</text:p>
          </table:table-cell>
          <table:table-cell office:value-type="float" office:value="0.003731343283582" calcext:value-type="float">
            <text:p>0.003731343283582</text:p>
          </table:table-cell>
          <table:table-cell office:value-type="float" office:value="277.8" calcext:value-type="float">
            <text:p>277.8</text:p>
          </table:table-cell>
          <table:table-cell office:value-type="float" office:value="0.003599712023038" calcext:value-type="float">
            <text:p>0.003599712023038</text:p>
          </table:table-cell>
          <table:table-cell table:number-columns-repeated="2"/>
          <table:table-cell office:value-type="float" office:value="0.00366552765331" calcext:value-type="float">
            <text:p>0.003665527653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8" calcext:value-type="float">
            <text:p>608</text:p>
          </table:table-cell>
          <table:table-cell table:number-columns-repeated="2"/>
          <table:table-cell office:value-type="float" office:value="325.9" calcext:value-type="float">
            <text:p>325.9</text:p>
          </table:table-cell>
          <table:table-cell office:value-type="float" office:value="0.003068425897515" calcext:value-type="float">
            <text:p>0.003068425897515</text:p>
          </table:table-cell>
          <table:table-cell office:value-type="float" office:value="58.01" calcext:value-type="float">
            <text:p>58.01</text:p>
          </table:table-cell>
          <table:table-cell office:value-type="float" office:value="5.61799689708671" calcext:value-type="float">
            <text:p>5.61799689708671</text:p>
          </table:table-cell>
          <table:table-cell office:value-type="float" office:value="0.003068425897515" calcext:value-type="float">
            <text:p>0.0030684258975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493.241606530026" calcext:value-type="float">
            <text:p>493.241606530026</text:p>
          </table:table-cell>
          <table:table-cell office:value-type="float" office:value="0.002027403987744" calcext:value-type="float">
            <text:p>0.002027403987744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0.002027403987744" calcext:value-type="float">
            <text:p>0.0020274039877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16" calcext:value-type="float">
            <text:p>1116</text:p>
          </table:table-cell>
          <table:table-cell table:number-columns-repeated="2"/>
          <table:table-cell office:value-type="float" office:value="798.084580115873" calcext:value-type="float">
            <text:p>798.084580115873</text:p>
          </table:table-cell>
          <table:table-cell office:value-type="float" office:value="0.001253000026457" calcext:value-type="float">
            <text:p>0.001253000026457</text:p>
          </table:table-cell>
          <table:table-cell office:value-type="float" office:value="157.5" calcext:value-type="float">
            <text:p>157.5</text:p>
          </table:table-cell>
          <table:table-cell office:value-type="float" office:value="5.06720368327539" calcext:value-type="float">
            <text:p>5.06720368327539</text:p>
          </table:table-cell>
          <table:table-cell office:value-type="float" office:value="0.001253000026457" calcext:value-type="float">
            <text:p>0.0012530000264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70" calcext:value-type="float">
            <text:p>1370</text:p>
          </table:table-cell>
          <table:table-cell table:number-columns-repeated="2"/>
          <table:table-cell office:value-type="float" office:value="1072.7270197494" calcext:value-type="float">
            <text:p>1072.7270197494</text:p>
          </table:table-cell>
          <table:table-cell office:value-type="float" office:value="0.000932203609669" calcext:value-type="float">
            <text:p>0.000932203609669</text:p>
          </table:table-cell>
          <table:table-cell office:value-type="float" office:value="211.7" calcext:value-type="float">
            <text:p>211.7</text:p>
          </table:table-cell>
          <table:table-cell/>
          <table:table-cell office:value-type="float" office:value="0.000932203609669" calcext:value-type="float">
            <text:p>0.0009322036096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1471.00922925484" calcext:value-type="float">
            <text:p>1471.00922925484</text:p>
          </table:table-cell>
          <table:table-cell office:value-type="float" office:value="0.000679805388105" calcext:value-type="float">
            <text:p>0.000679805388105</text:p>
          </table:table-cell>
          <table:table-cell office:value-type="float" office:value="290.3" calcext:value-type="float">
            <text:p>290.3</text:p>
          </table:table-cell>
          <table:table-cell/>
          <table:table-cell office:value-type="float" office:value="0.000679805388105" calcext:value-type="float">
            <text:p>0.0006798053881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float" office:value="1883.47960907346" calcext:value-type="float">
            <text:p>1883.47960907346</text:p>
          </table:table-cell>
          <table:table-cell office:value-type="float" office:value="0.0005309322146" calcext:value-type="float">
            <text:p>0.0005309322146</text:p>
          </table:table-cell>
          <table:table-cell office:value-type="float" office:value="371.7" calcext:value-type="float">
            <text:p>371.7</text:p>
          </table:table-cell>
          <table:table-cell/>
          <table:table-cell office:value-type="float" office:value="0.0005309322146" calcext:value-type="float">
            <text:p>0.00053093221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32" calcext:value-type="float">
            <text:p>2132</text:p>
          </table:table-cell>
          <table:table-cell table:number-columns-repeated="2"/>
          <table:table-cell office:value-type="float" office:value="2090.72823971942" calcext:value-type="float">
            <text:p>2090.72823971942</text:p>
          </table:table-cell>
          <table:table-cell office:value-type="float" office:value="0.000478302239862" calcext:value-type="float">
            <text:p>0.000478302239862</text:p>
          </table:table-cell>
          <table:table-cell office:value-type="float" office:value="412.6" calcext:value-type="float">
            <text:p>412.6</text:p>
          </table:table-cell>
          <table:table-cell/>
          <table:table-cell office:value-type="float" office:value="0.000478302239862" calcext:value-type="float">
            <text:p>0.0004783022398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86" calcext:value-type="float">
            <text:p>2386</text:p>
          </table:table-cell>
          <table:table-cell table:number-columns-repeated="2"/>
          <table:table-cell office:value-type="float" office:value="275.199832038686" calcext:value-type="float">
            <text:p>275.199832038686</text:p>
          </table:table-cell>
          <table:table-cell office:value-type="float" office:value="0.003633723147983" calcext:value-type="float">
            <text:p>0.003633723147983</text:p>
          </table:table-cell>
          <table:table-cell office:value-type="float" office:value="54.31" calcext:value-type="float">
            <text:p>54.31</text:p>
          </table:table-cell>
          <table:table-cell/>
          <table:table-cell office:value-type="float" office:value="0.003633723147983" calcext:value-type="float">
            <text:p>0.0036337231479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8T21:26:47.618015911</dc:date>
    <meta:editing-duration>PT1M30S</meta:editing-duration>
    <meta:editing-cycles>1</meta:editing-cycles>
    <meta:document-statistic meta:table-count="1" meta:cell-count="138" meta:object-count="0"/>
    <meta:generator>LibreOffice/5.3.6.1$Linux_X86_64 LibreOffice_project/30$Build-1</meta:generator>
  </office:meta>
</office:document-meta>
</file>